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d291" officeooo:paragraph-rsid="0011d291"/>
    </style:style>
    <style:style style:name="P2" style:family="paragraph" style:parent-style-name="Standard">
      <style:paragraph-properties fo:text-align="center" style:justify-single-word="false"/>
      <style:text-properties officeooo:rsid="0011d291" officeooo:paragraph-rsid="0011d291"/>
    </style:style>
    <style:style style:name="P3" style:family="paragraph" style:parent-style-name="Standard">
      <style:paragraph-properties fo:text-align="start" style:justify-single-word="false"/>
      <style:text-properties officeooo:rsid="0011d291" officeooo:paragraph-rsid="0011d291"/>
    </style:style>
    <style:style style:name="P4" style:family="paragraph" style:parent-style-name="Standard">
      <style:paragraph-properties fo:text-align="center" style:justify-single-word="false"/>
      <style:text-properties fo:font-size="16pt" fo:font-style="italic" fo:font-weight="bold" officeooo:rsid="0011d291" officeooo:paragraph-rsid="0011d291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fo:font-weight="normal" officeooo:rsid="0011d291" officeooo:paragraph-rsid="0011d291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italic" fo:font-weight="bold" officeooo:rsid="0011d291" officeooo:paragraph-rsid="0011d291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tyle="normal" fo:font-weight="normal" officeooo:rsid="0011d291" officeooo:paragraph-rsid="0011d291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2pt" fo:font-style="italic" fo:font-weight="bold" officeooo:rsid="0011d291" officeooo:paragraph-rsid="0011d291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0pt" fo:font-style="italic" fo:font-weight="bold" officeooo:rsid="00139511" officeooo:paragraph-rsid="00139511" style:font-size-asian="17.5pt" style:font-style-asian="italic" style:font-weight-asian="bold" style:font-size-complex="20pt" style:font-style-complex="italic" style:font-weight-complex="bold"/>
    </style:style>
    <style:style style:name="T1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Збірник розповідей: “”</text:p>
      <text:p text:style-name="P4">План:</text:p>
      <text:p text:style-name="P1">1. Пролог (обривчасте звернення вченого з останнього розділа)</text:p>
      <text:p text:style-name="P1">2. <text:span text:style-name="T2">Міщанин</text:span></text:p>
      <text:p text:style-name="P1">3. Правитель</text:p>
      <text:p text:style-name="P1">4. Шукач</text:p>
      <text:p text:style-name="P1">5. В’язень</text:p>
      <text:p text:style-name="P3">6. Вчений</text:p>
      <text:p text:style-name="P2"><text:line-break/><text:span text:style-name="T1">Сюжет:</text:span></text:p>
      <text:p text:style-name="P8">Міщанин</text:p>
      <text:p text:style-name="P5">...</text:p>
      <text:p text:style-name="P6">Правитель</text:p>
      <text:p text:style-name="P7">...</text:p>
      <text:p text:style-name="P6">Шукач</text:p>
      <text:p text:style-name="P7">...</text:p>
      <text:p text:style-name="P6">В’язень</text:p>
      <text:p text:style-name="P7">...</text:p>
      <text:p text:style-name="P6">Вчений</text:p>
      <text:p text:style-name="P7">..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3T22:30:10.455469976</meta:creation-date>
    <dc:date>2023-03-23T22:45:40.027985400</dc:date>
    <meta:editing-duration>PT11M13S</meta:editing-duration>
    <meta:editing-cycles>3</meta:editing-cycles>
    <meta:generator>LibreOffice/7.5.1.2$Linux_X86_64 LibreOffice_project/50$Build-2</meta:generator>
    <meta:document-statistic meta:table-count="0" meta:image-count="0" meta:object-count="0" meta:page-count="1" meta:paragraph-count="19" meta:word-count="33" meta:character-count="193" meta:non-whitespace-character-count="178"/>
  </office:meta>
</office:document-meta>
</file>